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@author maximilian raspe</text:p>
      <text:p text:style-name="Standard">import java.util.Scanner;</text:p>
      <text:p text:style-name="Standard">public class Wochentag {</text:p>
      <text:p text:style-name="Standard"/>
      <text:p text:style-name="Standard"><text:s text:c="4"/>public static void main(String[] args){</text:p>
      <text:p text:style-name="Standard"/>
      <text:p text:style-name="Standard"><text:s text:c="8"/>String wochentag;</text:p>
      <text:p text:style-name="Standard"><text:s text:c="8"/>Scanner scan = new Scanner(System.in);</text:p>
      <text:p text:style-name="Standard"><text:s text:c="8"/>//datum einlesen</text:p>
      <text:p text:style-name="Standard"><text:s text:c="8"/>System.out.println("Geben sie den Tag ein");</text:p>
      <text:p text:style-name="Standard"><text:s text:c="8"/>int tag = scan.nextInt();</text:p>
      <text:p text:style-name="Standard"><text:s text:c="8"/>System.out.println("Geben sie den Monat ein");</text:p>
      <text:p text:style-name="Standard"><text:s text:c="8"/>int monat = scan.nextInt();</text:p>
      <text:p text:style-name="Standard"><text:s text:c="8"/>System.out.println("Geben sie das Jahr ein");</text:p>
      <text:p text:style-name="Standard"><text:s text:c="8"/>int jahr = scan.nextInt();</text:p>
      <text:p text:style-name="Standard"/>
      <text:p text:style-name="Standard"><text:s text:c="8"/>scan.close();</text:p>
      <text:p text:style-name="Standard"><text:s text:c="8"/>//gibt ersten beiden ziffern zurück</text:p>
      <text:p text:style-name="Standard"><text:s text:c="8"/>int c = Integer.parseInt(("" + jahr).substring(0, 2));</text:p>
      <text:p text:style-name="Standard"/>
      <text:p text:style-name="Standard"><text:s text:c="8"/>if(monat == 1 &amp;&amp; jahr % 100 == 0 || monat == 2 &amp;&amp; jahr % 100 == 0) {</text:p>
      <text:p text:style-name="Standard"><text:s text:c="12"/>c = c - 1;</text:p>
      <text:p text:style-name="Standard"><text:s text:c="8"/>}</text:p>
      <text:p text:style-name="Standard"/>
      <text:p text:style-name="Standard"><text:s text:c="8"/>if(monat == 1 || monat == 2) {</text:p>
      <text:p text:style-name="Standard"><text:s text:c="12"/>jahr = jahr - 1;</text:p>
      <text:p text:style-name="Standard"><text:s text:c="12"/>jahr = Integer.parseInt(("" + jahr).substring(2));</text:p>
      <text:p text:style-name="Standard"><text:s text:c="8"/>//gibt letzten beiden ziffern zurück</text:p>
      <text:p text:style-name="Standard"><text:s text:c="8"/>} else jahr = Integer.parseInt(("" + jahr).substring(2));</text:p>
      <text:p text:style-name="Standard"><text:s text:c="7"/>//monate laut julianischer zählung</text:p>
      <text:p text:style-name="Standard"><text:s text:c="8"/>switch(monat) {</text:p>
      <text:p text:style-name="Standard"><text:s text:c="12"/>case 1 : monat = 11;</text:p>
      <text:p text:style-name="Standard"><text:s text:c="12"/>break;</text:p>
      <text:p text:style-name="Standard"><text:s text:c="12"/>case 2 : monat = 12;</text:p>
      <text:p text:style-name="Standard"><text:s text:c="16"/>break;</text:p>
      <text:p text:style-name="Standard"><text:s text:c="12"/>case 3 : monat = 1;</text:p>
      <text:p text:style-name="Standard"><text:s text:c="16"/>break;</text:p>
      <text:p text:style-name="Standard"><text:s text:c="12"/>case 4 : monat = 2;</text:p>
      <text:p text:style-name="Standard"><text:s text:c="16"/>break;</text:p>
      <text:p text:style-name="Standard"><text:s text:c="12"/>case 5 : monat = 3;</text:p>
      <text:p text:style-name="Standard"><text:s text:c="16"/>break;</text:p>
      <text:p text:style-name="Standard"><text:s text:c="12"/>case 6 : monat = 4;</text:p>
      <text:p text:style-name="Standard"><text:s text:c="16"/>break;</text:p>
      <text:p text:style-name="Standard"><text:s text:c="12"/>case 7 : monat = 5;</text:p>
      <text:p text:style-name="Standard"><text:s text:c="16"/>break;</text:p>
      <text:p text:style-name="Standard"><text:s text:c="12"/>case 8 : monat = 6;</text:p>
      <text:p text:style-name="Standard"><text:s text:c="16"/>break;</text:p>
      <text:p text:style-name="Standard"><text:s text:c="12"/>case 9 : monat = 7;</text:p>
      <text:p text:style-name="Standard"><text:s text:c="16"/>break;</text:p>
      <text:p text:style-name="Standard"><text:s text:c="12"/>case 10 : monat = 8;</text:p>
      <text:p text:style-name="Standard"><text:s text:c="16"/>break;</text:p>
      <text:p text:style-name="Standard"><text:s text:c="12"/>case 11 : monat = 9;</text:p>
      <text:p text:style-name="Standard"><text:soft-page-break/><text:s text:c="16"/>break;</text:p>
      <text:p text:style-name="Standard"><text:s text:c="12"/>case 12 : monat = 10;</text:p>
      <text:p text:style-name="Standard"><text:s text:c="16"/>break;</text:p>
      <text:p text:style-name="Standard"><text:s text:c="8"/>}</text:p>
      <text:p text:style-name="Standard"/>
      <text:p text:style-name="Standard"><text:s text:c="8"/>double w = (tag + (2.6 * monat - 0.2) + jahr + (jahr / 4) + (c / 4) - 2 * c) % 7 ;</text:p>
      <text:p text:style-name="Standard"><text:s text:c="8"/>int ergebnis = (int)Math.floor(w);</text:p>
      <text:p text:style-name="Standard"><text:s text:c="8"/>ergebnis = ergebnis % 7;</text:p>
      <text:p text:style-name="Standard"><text:s text:c="8"/>//berechnung falls ergebnis negativ ist</text:p>
      <text:p text:style-name="Standard"><text:s text:c="8"/>if(ergebnis &lt; 0) {</text:p>
      <text:p text:style-name="Standard"><text:s text:c="12"/>ergebnis = Math.floorDiv(ergebnis, 7);</text:p>
      <text:p text:style-name="Standard"><text:s text:c="8"/>}</text:p>
      <text:p text:style-name="Standard"><text:s text:c="8"/>//berechnung des wochentages, negative cases falls negatives ergebnis</text:p>
      <text:p text:style-name="Standard"><text:s text:c="8"/>switch(ergebnis) {</text:p>
      <text:p text:style-name="Standard"><text:s text:c="12"/>case 0: wochentag = "Sonntag";</text:p>
      <text:p text:style-name="Standard"><text:s text:c="16"/>break;</text:p>
      <text:p text:style-name="Standard"><text:s text:c="12"/>case 1: wochentag = "Montag";</text:p>
      <text:p text:style-name="Standard"><text:s text:c="16"/>break;</text:p>
      <text:p text:style-name="Standard"><text:s text:c="12"/>case 2: wochentag = "Dienstag";</text:p>
      <text:p text:style-name="Standard"><text:s text:c="16"/>break;</text:p>
      <text:p text:style-name="Standard"><text:s text:c="12"/>case 3: wochentag = "Mittwoch";</text:p>
      <text:p text:style-name="Standard"><text:s text:c="17"/>break;</text:p>
      <text:p text:style-name="Standard"><text:s text:c="12"/>case 4: wochentag = "Donnerstag";</text:p>
      <text:p text:style-name="Standard"><text:s text:c="16"/>break;</text:p>
      <text:p text:style-name="Standard"><text:s text:c="12"/>case 5: wochentag = "Freitag";</text:p>
      <text:p text:style-name="Standard"><text:s text:c="16"/>break;</text:p>
      <text:p text:style-name="Standard"><text:s text:c="12"/>case 6: wochentag = "Samstag";</text:p>
      <text:p text:style-name="Standard"><text:s text:c="16"/>break;</text:p>
      <text:p text:style-name="Standard"><text:s text:c="12"/>case -1: wochentag = "Montag";</text:p>
      <text:p text:style-name="Standard"><text:s text:c="16"/>break;</text:p>
      <text:p text:style-name="Standard"><text:s text:c="12"/>case -2: wochentag = "Dienstag";</text:p>
      <text:p text:style-name="Standard"><text:s text:c="16"/>break;</text:p>
      <text:p text:style-name="Standard"><text:s text:c="12"/>case -3: wochentag = "Mittwoch";</text:p>
      <text:p text:style-name="Standard"><text:s text:c="16"/>break;</text:p>
      <text:p text:style-name="Standard"><text:s text:c="12"/>case -4: wochentag = "Donnerstag";</text:p>
      <text:p text:style-name="Standard"><text:s text:c="16"/>break;</text:p>
      <text:p text:style-name="Standard"><text:s text:c="12"/>case -5: wochentag = "Freitag";</text:p>
      <text:p text:style-name="Standard"><text:s text:c="16"/>break;</text:p>
      <text:p text:style-name="Standard"><text:s text:c="12"/>case -6: wochentag = "Samstag";</text:p>
      <text:p text:style-name="Standard"><text:s text:c="16"/>break;</text:p>
      <text:p text:style-name="Standard"><text:s text:c="12"/>default : wochentag = "Irgendwas war falsch";</text:p>
      <text:p text:style-name="Standard"><text:s text:c="16"/>break;</text:p>
      <text:p text:style-name="Standard"><text:s text:c="8"/>}</text:p>
      <text:p text:style-name="Standard"><text:s text:c="8"/>System.out.println(wochentag)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import java.util.Scanner;</text:p>
      <text:p text:style-name="Standard">public class Potenzen {</text:p>
      <text:p text:style-name="Standard"><text:s text:c="3"/>public static void main (String[] args) {</text:p>
      <text:p text:style-name="Standard"/>
      <text:p text:style-name="Standard"><text:soft-page-break/><text:s text:c="9"/>Scanner scan = new Scanner(System.in);</text:p>
      <text:p text:style-name="Standard"><text:s text:c="9"/>System.out.println("Zahl a eingeben");</text:p>
      <text:p text:style-name="Standard"><text:s text:c="9"/>double a = scan.nextDouble();</text:p>
      <text:p text:style-name="Standard"><text:s text:c="9"/>System.out.println("Zahl b eingeben");</text:p>
      <text:p text:style-name="Standard"><text:s text:c="9"/>double b = scan.nextDouble();</text:p>
      <text:p text:style-name="Standard"><text:s text:c="7"/>int x = (int)Math.floor(Math.random() * 80) + 1;</text:p>
      <text:p text:style-name="Standard"><text:s text:c="9"/>potenzieren(a,b);</text:p>
      <text:p text:style-name="Standard"/>
      <text:p text:style-name="Standard"><text:s text:c="3"/>}</text:p>
      <text:p text:style-name="Standard"/>
      <text:p text:style-name="Standard"><text:s text:c="3"/>public static void potenzieren(double a, double b) {</text:p>
      <text:p text:style-name="Standard"><text:s text:c="8"/>int counter = 0;</text:p>
      <text:p text:style-name="Standard"><text:s text:c="8"/>double zwischenergebnis = 0;</text:p>
      <text:p text:style-name="Standard"><text:s text:c="8"/>double ergebnis = 1;</text:p>
      <text:p text:style-name="Standard"><text:s text:c="8"/>boolean fertig = false;</text:p>
      <text:p text:style-name="Standard"><text:s text:c="8"/>while(counter &lt; b - 1) { <text:s text:c="3"/>//prüft ob zähler schon die anzahl der durchläufe der potenz erreicht hat</text:p>
      <text:p text:style-name="Standard"><text:s text:c="12"/>if(zwischenergebnis == 0) {</text:p>
      <text:p text:style-name="Standard"><text:s text:c="16"/>zwischenergebnis = multiplizieren(a, a);</text:p>
      <text:p text:style-name="Standard"><text:s text:c="16"/>counter++;</text:p>
      <text:p text:style-name="Standard"><text:s text:c="12"/>}</text:p>
      <text:p text:style-name="Standard"><text:s text:c="12"/>ergebnis = multiplizieren(zwischenergebnis, a);</text:p>
      <text:p text:style-name="Standard"><text:s text:c="12"/>zwischenergebnis = ergebnis;</text:p>
      <text:p text:style-name="Standard"><text:s text:c="12"/>counter++;</text:p>
      <text:p text:style-name="Standard"><text:s text:c="8"/>}</text:p>
      <text:p text:style-name="Standard"><text:s text:c="8"/>System.out.println(ergebnis);</text:p>
      <text:p text:style-name="Standard"><text:s text:c="3"/>}</text:p>
      <text:p text:style-name="Standard"><text:s text:c="3"/>public static double multiplizieren(double a, double b) {</text:p>
      <text:p text:style-name="Standard"><text:s text:c="7"/>double sum = 0;</text:p>
      <text:p text:style-name="Standard"><text:s text:c="7"/>if(a &gt; b) { <text:s/>//wenn a &gt; b, dann wird so oft addiert, bis das ergebnis erreicht wurde, das selbe gilt für die unteren ifs</text:p>
      <text:p text:style-name="Standard"><text:s text:c="11"/>for(int i = 0; i &lt; a; i++) {</text:p>
      <text:p text:style-name="Standard"><text:s text:c="15"/>sum = sum + b;</text:p>
      <text:p text:style-name="Standard"><text:s text:c="11"/>}</text:p>
      <text:p text:style-name="Standard"><text:s text:c="11"/>return sum;</text:p>
      <text:p text:style-name="Standard"><text:s text:c="7"/>}</text:p>
      <text:p text:style-name="Standard"><text:s text:c="7"/>if(b &gt; a) {</text:p>
      <text:p text:style-name="Standard"><text:s text:c="11"/>for (int i = 0; i &lt; b; i++) {</text:p>
      <text:p text:style-name="Standard"><text:s text:c="16"/>sum = sum + a;</text:p>
      <text:p text:style-name="Standard"><text:s text:c="11"/>}</text:p>
      <text:p text:style-name="Standard"><text:s text:c="11"/>return sum;</text:p>
      <text:p text:style-name="Standard"><text:s text:c="7"/>}</text:p>
      <text:p text:style-name="Standard"><text:s text:c="7"/>if(b == a) {</text:p>
      <text:p text:style-name="Standard"><text:s text:c="11"/>for (int i = 0; i &lt; b; i++) {</text:p>
      <text:p text:style-name="Standard"><text:s text:c="15"/>sum = sum + a;</text:p>
      <text:p text:style-name="Standard"><text:s text:c="11"/>}</text:p>
      <text:p text:style-name="Standard"><text:s text:c="11"/>return sum;</text:p>
      <text:p text:style-name="Standard"><text:s text:c="7"/>}</text:p>
      <text:p text:style-name="Standard"><text:s text:c="7"/>return sum;</text:p>
      <text:p text:style-name="Standard"><text:s text:c="3"/>}</text:p>
      <text:p text:style-name="Standard">}</text:p>
      <text:p text:style-name="Standard">//@author maximilian raspe</text:p>
      <text:p text:style-name="Standard"><text:soft-page-break/>import java.awt.*;</text:p>
      <text:p text:style-name="Standard"/>
      <text:p text:style-name="Standard">public class Schnee {</text:p>
      <text:p text:style-name="Standard"/>
      <text:p text:style-name="Standard"><text:s text:c="4"/>public static boolean[][] schnee = new boolean[79][26];</text:p>
      <text:p text:style-name="Standard"><text:s text:c="4"/>public static void main (String[] args) {</text:p>
      <text:p text:style-name="Standard"/>
      <text:p text:style-name="Standard"><text:s text:c="8"/>Console.setBackground(Color.black);</text:p>
      <text:p text:style-name="Standard"><text:s text:c="8"/>Console.setForeground(Color.white);</text:p>
      <text:p text:style-name="Standard"/>
      <text:p text:style-name="Standard"><text:tab/><text:tab/>//schnee wird zufällig generiert und dann mit update snow nach unten fallen gelassen</text:p>
      <text:p text:style-name="Standard"><text:s text:c="8"/>while(true) {</text:p>
      <text:p text:style-name="Standard"><text:s text:c="12"/>int x1 = (int)Math.floor(Math.random() * 78) + 1;</text:p>
      <text:p text:style-name="Standard"><text:s text:c="12"/>int x2 = (int)Math.floor(Math.random() * 78) + 1;</text:p>
      <text:p text:style-name="Standard"><text:s text:c="12"/>int x3 = (int)Math.floor(Math.random() * 78) + 1;</text:p>
      <text:p text:style-name="Standard"><text:s text:c="12"/>int x4 = (int)Math.floor(Math.random() * 78) + 1;</text:p>
      <text:p text:style-name="Standard"><text:s text:c="12"/>int x5 = (int)Math.floor(Math.random() * 78) + 1;</text:p>
      <text:p text:style-name="Standard"><text:s text:c="12"/>for(int y = 1; y &lt;= 25; y++) {</text:p>
      <text:p text:style-name="Standard"><text:s text:c="15"/>// Console.wait(50);</text:p>
      <text:p text:style-name="Standard"><text:s text:c="16"/>updateSnow(x1, y);</text:p>
      <text:p text:style-name="Standard"><text:s text:c="15"/>// Console.wait(50);</text:p>
      <text:p text:style-name="Standard"><text:s text:c="16"/>updateSnow(x2, y);</text:p>
      <text:p text:style-name="Standard"><text:s text:c="15"/>// Console.wait(50);</text:p>
      <text:p text:style-name="Standard"><text:s text:c="16"/>updateSnow(x3, y);</text:p>
      <text:p text:style-name="Standard"><text:s text:c="15"/>// Console.wait(50);</text:p>
      <text:p text:style-name="Standard"><text:s text:c="16"/>updateSnow(x4, y);</text:p>
      <text:p text:style-name="Standard"><text:s text:c="14"/>// <text:s/>Console.wait(50);</text:p>
      <text:p text:style-name="Standard"><text:s text:c="16"/>updateSnow(x5, y);</text:p>
      <text:p text:style-name="Standard"><text:s text:c="12"/>}</text:p>
      <text:p text:style-name="Standard"/>
      <text:p text:style-name="Standard"><text:s text:c="8"/>}</text:p>
      <text:p text:style-name="Standard"><text:s text:c="4"/>}</text:p>
      <text:p text:style-name="Standard"><text:tab/>// lässt den schnee weiter nach unten fallen</text:p>
      <text:p text:style-name="Standard"><text:s text:c="4"/>public static void updateSnow(int x, int y) {</text:p>
      <text:p text:style-name="Standard"><text:s text:c="8"/>if(y == 25){</text:p>
      <text:p text:style-name="Standard"><text:s text:c="12"/>Console.gotoXY(x, y);</text:p>
      <text:p text:style-name="Standard"><text:s text:c="12"/>Console.write("#");</text:p>
      <text:p text:style-name="Standard"><text:s text:c="12"/>schnee[x][y] = true;</text:p>
      <text:p text:style-name="Standard"><text:s text:c="8"/>}</text:p>
      <text:p text:style-name="Standard"><text:s text:c="8"/>if(y &lt; 25 &amp;&amp; schnee[x][y + 1] == true) {</text:p>
      <text:p text:style-name="Standard"><text:s text:c="12"/>Console.gotoXY(x, y - 1);</text:p>
      <text:p text:style-name="Standard"><text:s text:c="12"/>Console.write(" ");</text:p>
      <text:p text:style-name="Standard"><text:s text:c="12"/>Console.gotoXY(x, y - 1);</text:p>
      <text:p text:style-name="Standard"><text:s text:c="12"/>Console.write("#");</text:p>
      <text:p text:style-name="Standard"><text:s text:c="12"/>schnee[x][y] = true;</text:p>
      <text:p text:style-name="Standard"><text:s text:c="8"/>}</text:p>
      <text:p text:style-name="Standard"><text:s text:c="8"/>else if(y &lt; 25 &amp;&amp; schnee[x][y + 1] == false) {</text:p>
      <text:p text:style-name="Standard"><text:s text:c="12"/>Console.gotoXY(x, y - 1);</text:p>
      <text:p text:style-name="Standard"><text:s text:c="12"/>Console.write(" ");</text:p>
      <text:p text:style-name="Standard"><text:s text:c="12"/>Console.gotoXY(x, y);</text:p>
      <text:p text:style-name="Standard"><text:s text:c="12"/>Console.write("*");</text:p>
      <text:p text:style-name="Standard"><text:s text:c="8"/>}</text:p>
      <text:p text:style-name="Standard"><text:soft-page-break/><text:s text:c="4"/>}</text:p>
      <text:p text:style-name="Standard">}</text:p>
      <text:p text:style-name="Standard"/>
      <text:p text:style-name="Standard">//@author maximilian raspe</text:p>
      <text:p text:style-name="Standard">import java.util.Scanner;</text:p>
      <text:p text:style-name="Standard">public class VierGewinnt {</text:p>
      <text:p text:style-name="Standard"/>
      <text:p text:style-name="Standard"><text:s text:c="4"/>public static boolean spieler = true; //true = spieler 1, false = spieler 2</text:p>
      <text:p text:style-name="Standard"><text:s text:c="4"/>public static char feld[][] = new char[7][6];</text:p>
      <text:p text:style-name="Standard"><text:s text:c="4"/>public static boolean fertig = false;</text:p>
      <text:p text:style-name="Standard"/>
      <text:p text:style-name="Standard"><text:s text:c="4"/>public static void main(String[] args) {</text:p>
      <text:p text:style-name="Standard"/>
      <text:p text:style-name="Standard"><text:s text:c="8"/>int position = 0;</text:p>
      <text:p text:style-name="Standard"/>
      <text:p text:style-name="Standard"><text:s text:c="8"/>feldVorbereiten();</text:p>
      <text:p text:style-name="Standard"/>
      <text:p text:style-name="Standard"><text:s text:c="8"/>while(true) {</text:p>
      <text:p text:style-name="Standard"><text:s text:c="12"/>Scanner scan = new Scanner(System.in);</text:p>
      <text:p text:style-name="Standard"><text:s text:c="12"/>System.out.println("Spieler " + spieler + " ist an der Reihe(true = spieler 1, false = spieler 2" );</text:p>
      <text:p text:style-name="Standard"/>
      <text:p text:style-name="Standard"><text:s text:c="12"/>//programm wird bei einer anderen eingabe als einem int beendet</text:p>
      <text:p text:style-name="Standard"><text:s text:c="12"/>if(scan.hasNextInt()) {</text:p>
      <text:p text:style-name="Standard"><text:s text:c="16"/>position = scan.nextInt();</text:p>
      <text:p text:style-name="Standard"><text:s text:c="12"/>} else System.exit(1);</text:p>
      <text:p text:style-name="Standard"/>
      <text:p text:style-name="Standard"><text:s text:c="12"/>//abbruchbedingung, prüfen ob zahl zwischen 0 und 6 liegt und ob die reihe voll ist</text:p>
      <text:p text:style-name="Standard"><text:s text:c="12"/>if(position == 0 || position == 1 || position == 2 || position == 3 || position == 4 || position == 5 || position == 6) {</text:p>
      <text:p text:style-name="Standard"><text:s text:c="16"/>int counter = 0;</text:p>
      <text:p text:style-name="Standard"><text:s text:c="16"/>for (int j = 0; j &lt; 6; j++) {</text:p>
      <text:p text:style-name="Standard"><text:s text:c="20"/>if (feld[position][j] == 'o' || feld[position][j] == 'x') {</text:p>
      <text:p text:style-name="Standard"><text:s text:c="24"/>counter++;</text:p>
      <text:p text:style-name="Standard"><text:s text:c="24"/>if (counter &gt;= 6) { //wenn reihe voll ist, solange neu einlesen bis ein nutzbarer wert rauskommt</text:p>
      <text:p text:style-name="Standard"><text:s text:c="28"/>boolean neuEingeben = false;</text:p>
      <text:p text:style-name="Standard"/>
      <text:p text:style-name="Standard"><text:s text:c="28"/>while (neuEingeben == false) {</text:p>
      <text:p text:style-name="Standard"><text:s text:c="32"/>System.out.println("Bitte neue eingabe");</text:p>
      <text:p text:style-name="Standard"><text:s text:c="32"/>position = scan.nextInt();</text:p>
      <text:p text:style-name="Standard"><text:s text:c="32"/>counter = 0;</text:p>
      <text:p text:style-name="Standard"><text:s text:c="32"/>for (int k = 0; k &lt; 6; k++) {</text:p>
      <text:p text:style-name="Standard"><text:s text:c="36"/>if (feld[position][k] == 'o' || feld[position][k] == 'x') {</text:p>
      <text:p text:style-name="Standard"><text:s text:c="40"/>counter++;</text:p>
      <text:p text:style-name="Standard"><text:s text:c="36"/>}</text:p>
      <text:p text:style-name="Standard"><text:s text:c="32"/>}</text:p>
      <text:p text:style-name="Standard"><text:s text:c="32"/>if(counter &lt; 6) {</text:p>
      <text:p text:style-name="Standard"><text:s text:c="36"/>neuEingeben = true;</text:p>
      <text:p text:style-name="Standard"><text:s text:c="32"/>}</text:p>
      <text:p text:style-name="Standard"><text:s text:c="28"/>}</text:p>
      <text:p text:style-name="Standard"><text:s text:c="24"/>}</text:p>
      <text:p text:style-name="Standard"><text:soft-page-break/><text:s text:c="20"/>}</text:p>
      <text:p text:style-name="Standard"><text:s text:c="16"/>}</text:p>
      <text:p text:style-name="Standard"/>
      <text:p text:style-name="Standard"><text:s text:c="12"/>} else { <text:s text:c="3"/>//falls die zahl ungleich 0-6 sein sollte, solange einlesen bis das der fall ist</text:p>
      <text:p text:style-name="Standard"><text:s text:c="16"/>boolean neuEingeben = false;</text:p>
      <text:p text:style-name="Standard"><text:s text:c="16"/>while (neuEingeben == false) {</text:p>
      <text:p text:style-name="Standard"><text:s text:c="20"/>System.out.println("Bitte neue eingabe");</text:p>
      <text:p text:style-name="Standard"><text:s text:c="20"/>position = scan.nextInt();</text:p>
      <text:p text:style-name="Standard"><text:s text:c="20"/>int counter = 0;</text:p>
      <text:p text:style-name="Standard"><text:s text:c="20"/>for (int k = 0; k &lt; 6 &amp;&amp; position &lt;= 6 &amp;&amp; position &gt;= 0; k++) {</text:p>
      <text:p text:style-name="Standard"><text:s text:c="24"/>if (feld[position][k] == 'o' || feld[position][k] == 'x') {</text:p>
      <text:p text:style-name="Standard"><text:s text:c="28"/>counter++;</text:p>
      <text:p text:style-name="Standard"><text:s text:c="24"/>}</text:p>
      <text:p text:style-name="Standard"><text:s text:c="24"/>if(counter &lt; 6 &amp;&amp; position &lt;= 6 &amp;&amp; position &gt;= 0) {</text:p>
      <text:p text:style-name="Standard"><text:s text:c="28"/>neuEingeben = true;</text:p>
      <text:p text:style-name="Standard"><text:s text:c="24"/>}</text:p>
      <text:p text:style-name="Standard"/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setzeStein(spieler, position, feld);</text:p>
      <text:p text:style-name="Standard"><text:s text:c="12"/>if(spieler == true) {</text:p>
      <text:p text:style-name="Standard"><text:s text:c="16"/>spieler = false;</text:p>
      <text:p text:style-name="Standard"><text:s text:c="12"/>} else spieler = true;</text:p>
      <text:p text:style-name="Standard"><text:s text:c="8"/>}</text:p>
      <text:p text:style-name="Standard"/>
      <text:p text:style-name="Standard"><text:s text:c="4"/>}</text:p>
      <text:p text:style-name="Standard"><text:s text:c="4"/>//setzt die steine im array, je nach eingabe und welcher spieler dran ist</text:p>
      <text:p text:style-name="Standard"><text:s text:c="4"/>private static void setzeStein(boolean spieler1, int position, char [][] field) {</text:p>
      <text:p text:style-name="Standard"><text:s text:c="8"/>if(spieler1 == true) {</text:p>
      <text:p text:style-name="Standard"><text:s text:c="12"/>for(int i = 0; i &lt; 6; i++) {</text:p>
      <text:p text:style-name="Standard"><text:s text:c="16"/>if(field[position][i] == 'x' || field[position][i] == 'o') {</text:p>
      <text:p text:style-name="Standard"><text:s text:c="20"/>field[position][i - 1] = 'x';</text:p>
      <text:p text:style-name="Standard"><text:s text:c="20"/>break;</text:p>
      <text:p text:style-name="Standard"><text:s text:c="16"/>}</text:p>
      <text:p text:style-name="Standard"><text:s text:c="16"/>else if(i == 5) {</text:p>
      <text:p text:style-name="Standard"><text:s text:c="20"/>field[position][i] = 'x'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(spieler1 == false) {</text:p>
      <text:p text:style-name="Standard"><text:s text:c="12"/>for(int i = 0; i &lt; 6; i++) {</text:p>
      <text:p text:style-name="Standard"><text:s text:c="16"/>if(field[position][i] == 'x' || field[position][i] == 'o') {</text:p>
      <text:p text:style-name="Standard"><text:s text:c="20"/>field[position][i - 1] = 'o';</text:p>
      <text:p text:style-name="Standard"><text:s text:c="20"/>break;</text:p>
      <text:p text:style-name="Standard"><text:s text:c="16"/>}</text:p>
      <text:p text:style-name="Standard"><text:s text:c="16"/>else if(i == 5) {</text:p>
      <text:p text:style-name="Standard"><text:s text:c="20"/>field[position][i] = 'o'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maleFeld(field);</text:p>
      <text:p text:style-name="Standard"><text:soft-page-break/><text:s text:c="4"/>}</text:p>
      <text:p text:style-name="Standard"><text:s text:c="4"/>//malt das feld mithilfe der eingabe</text:p>
      <text:p text:style-name="Standard"><text:s text:c="4"/>private static void maleFeld(char[][] field) {</text:p>
      <text:p text:style-name="Standard"><text:s text:c="8"/>System.out.flush();</text:p>
      <text:p text:style-name="Standard"><text:s text:c="8"/>for(int i = 0; i &lt; 6; i++) {</text:p>
      <text:p text:style-name="Standard"><text:s text:c="12"/>for(int j = 0; j &lt; 7; j++) {</text:p>
      <text:p text:style-name="Standard"><text:s text:c="16"/>System.out.print(field[j][i]);</text:p>
      <text:p text:style-name="Standard"><text:s text:c="12"/>}</text:p>
      <text:p text:style-name="Standard"><text:s text:c="12"/>System.out.println();</text:p>
      <text:p text:style-name="Standard"><text:s text:c="8"/>}</text:p>
      <text:p text:style-name="Standard"><text:s text:c="4"/>}</text:p>
      <text:p text:style-name="Standard"><text:s text:c="4"/>//bereitet das feld vor dem spiel vor, damit es wie ein "feld" aussieht</text:p>
      <text:p text:style-name="Standard"><text:s text:c="4"/>private static void feldVorbereiten() {</text:p>
      <text:p text:style-name="Standard"><text:s text:c="8"/>for(int i = 0; i &lt; 6; i++) {</text:p>
      <text:p text:style-name="Standard"><text:s text:c="12"/>for(int j = 0; j &lt; 7; j++) {</text:p>
      <text:p text:style-name="Standard"><text:s text:c="16"/>feld[j][i] = ' '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nacker Rapse</meta:initial-creator>
    <meta:creation-date>2019-01-08T23:39:55.01</meta:creation-date>
    <dc:date>2019-01-08T23:42:08.92</dc:date>
    <dc:creator>Knacker Rapse</dc:creator>
    <meta:editing-duration>PT5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7" meta:paragraph-count="300" meta:word-count="1270" meta:character-count="10792"/>
  </office:meta>
</office:document-meta>
</file>